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aa62b" officeooo:paragraph-rsid="001aa62b"/>
    </style:style>
    <style:style style:name="P2" style:family="paragraph" style:parent-style-name="Heading_20_1">
      <style:paragraph-properties fo:break-before="page"/>
      <style:text-properties fo:language="en" fo:country="US" officeooo:rsid="001aa62b" officeooo:paragraph-rsid="001aa62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a6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2" text:outline-level="1">1. <text:span text:style-name="T1">Сравнение помехоустойчивости ФМ-4 и КАМ-16</text:span></text:h>
      <text:p text:style-name="P1"><text:span text:style-name="T1">Сравнение помехоустойчивости ФМ-4 и КАМ-16 при вынесении жесткого решения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22:01:02.847000000</meta:creation-date>
    <dc:date>2019-10-27T22:05:32.998000000</dc:date>
    <meta:editing-duration>PT4M30S</meta:editing-duration>
    <meta:editing-cycles>1</meta:editing-cycles>
    <meta:document-statistic meta:table-count="0" meta:image-count="0" meta:object-count="0" meta:page-count="2" meta:paragraph-count="2" meta:word-count="15" meta:character-count="118" meta:non-whitespace-character-count="105"/>
    <meta:generator>LibreOffice/6.1.5.2$Windows_X86_64 LibreOffice_project/90f8dcf33c87b3705e78202e3df5142b201bd805</meta:generator>
  </office:meta>
</office:document-meta>
</file>